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i.szalas.hu/pois/274/original/16300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debreceni református nagytemplom <text:a xlink:href="https://hu.wikipedia.org/wiki/Debrecen" xlink:type="simple">Debrecen</text:a> legjellegzetesebb épülete, 1500 m²-es alapterületével az ország legnagyobb <text:a xlink:href="https://hu.wikipedia.org/wiki/Kálvinizmus" xlink:type="simple">református</text:a> temploma, ezenkívül a legnagyobb <text:a xlink:href="https://hu.wikipedia.org/wiki/Protestantizmus" xlink:type="simple">protestáns</text:a> templom is az országban. A <text:a xlink:href="https://hu.wikipedia.org/wiki/Magyarországi_Református_Egyház" xlink:type="simple">Magyarországi Református Egyház</text:a> jelképe, miatta nevezik Debrecent gyakran „kálvinista Rómának”. <text:a xlink:href="https://hu.wikipedia.org/wiki/1805" xlink:type="simple">1805</text:a> és <text:a xlink:href="https://hu.wikipedia.org/wiki/1824" xlink:type="simple">1824</text:a> között épült, <text:a xlink:href="https://hu.wikipedia.org/wiki/Klasszicizmus" xlink:type="simple">klasszicista stílusban</text:a>, a Kossuth tér és a Kálvin tér közt áll, a <text:a xlink:href="https://hu.wikipedia.org/wiki/Belváros_(Debrecen)" xlink:type="simple">belvárosban</text:a>. </text:p>
          </table:table-cell>
        </table:table-row>
        <table:table-row table:style-name="ro1">
          <table:table-cell/>
          <table:table-cell office:value-type="string" calcext:value-type="string">
            <text:p>::adatbáz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ttp://cdn.veddvelem.hu/public/files/images/271812/roma-vatican-buszos-utazas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Vatikán, hivatalos nevén Vatikánvárosi Állam, gyakran Vatikánváros (<text:a xlink:href="https://hu.wikipedia.org/wiki/Latin_nyelv" xlink:type="simple">latinul</text:a>: Status Civitatis Vaticanae, <text:a xlink:href="https://hu.wikipedia.org/wiki/Olasz_nyelv" xlink:type="simple">olaszul:</text:a> Stato della Città del Vaticano) független városállam, <text:a xlink:href="https://hu.wikipedia.org/wiki/Teokrácia" xlink:type="simple">teokratikus</text:a>, választásos <text:a xlink:href="https://hu.wikipedia.org/wiki/Abszolút_monarchia" xlink:type="simple">abszolút monarchia</text:a><text:a xlink:href="https://hu.wikipedia.org/wiki/Vatikán#cite_note-katlexvatall-2" xlink:type="simple">[2]</text:a><text:a xlink:href="https://hu.wikipedia.org/wiki/Vatikán#cite_note-5" xlink:type="simple">[5]</text:a><text:a xlink:href="https://hu.wikipedia.org/wiki/Vatikán#cite_note-6" xlink:type="simple">[6]</text:a><text:a xlink:href="https://hu.wikipedia.org/wiki/Vatikán#cite_note-szeva-7" xlink:type="simple">[7]</text:a><text:a xlink:href="https://hu.wikipedia.org/wiki/Vatikán#cite_note-oggi-8" xlink:type="simple">[8]</text:a> <text:a xlink:href="https://hu.wikipedia.org/wiki/Európa" xlink:type="simple">Európában</text:a>, az <text:a xlink:href="https://hu.wikipedia.org/wiki/Appennini-félsziget" xlink:type="simple">Appennini-félszigeten</text:a>. A világ legkisebb területű (0,44 km²) és népességű független állama, melyet teljes egészében körülvesz <text:a xlink:href="https://hu.wikipedia.org/wiki/Róma" xlink:type="simple">Róma</text:a> (→ <text:a xlink:href="https://hu.wikipedia.org/wiki/Enklávé_és_exklávé" xlink:type="simple">enklávé</text:a>), <text:a xlink:href="https://hu.wikipedia.org/wiki/Olaszország" xlink:type="simple">Olaszország</text:a> fővárosa.<text:a xlink:href="https://hu.wikipedia.org/wiki/Vatikán#cite_note-katlexvatall-2" xlink:type="simple">[2]</text:a><text:a xlink:href="https://hu.wikipedia.org/wiki/Vatikán#cite_note-stago-9" xlink:type="simple">[9]</text:a> <text:a xlink:href="https://hu.wikipedia.org/wiki/Államfő" xlink:type="simple">Államfője</text:a> a <text:a xlink:href="https://hu.wikipedia.org/wiki/Pápa_(egyházfő)" xlink:type="simple">pápa</text:a> </text:p>
          </table:table-cell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4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turn Response(serialized.data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00.00.00</text:date>, <text:time style:data-style-name="N2" text:time-value="12:46:55.26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1T21:13:55.047000000</dc:date>
    <meta:editing-duration>P4DT2H45M10S</meta:editing-duration>
    <meta:editing-cycles>19</meta:editing-cycles>
    <meta:document-statistic meta:table-count="8" meta:cell-count="129" meta:object-count="0"/>
  </office:meta>
</office:document-meta>
</file>